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df667" officeooo:paragraph-rsid="001df667"/>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df66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show.html.e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text:span><text:soft-page-break/><text:span text:style-name="T10">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6044903472587854999" text:style-name="WWNum1">
        <text:list-header>
          <text:p text:style-name="P2"><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4523162173083" text:continue-numbering="true" text:style-name="WWNum1">
        <text:list-header>
          <text:p text:style-name="P2"><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5:21.031031392</dc:date>
    <meta:document-statistic meta:table-count="5" meta:image-count="0" meta:object-count="0" meta:page-count="2" meta:paragraph-count="81" meta:word-count="409" meta:character-count="2489" meta:non-whitespace-character-count="2146"/>
    <meta:generator>LibreOffice/4.2.3.3$Linux_X86_64 LibreOffice_project/420m0$Build-3</meta:generator>
  </office:meta>
</office:document-meta>
</file>